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5" calcext:value-type="float">
            <text:p>595</text:p>
          </table:table-cell>
          <table:table-cell table:style-name="ce7" table:formula="of:=COUNTIF([.B7:.B999];&quot;X&quot;)" office:value-type="float" office:value="490" calcext:value-type="float">
            <text:p>49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0" calcext:value-type="float">
            <text:p>6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number-rows-repeated="35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30">00/00/0000</text:date>, <text:time style:data-style-name="N2" text:time-value="20:22:06.8228370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30T20:25:02.924323364</dc:date>
    <meta:editing-duration>PT16H59M19S</meta:editing-duration>
    <meta:editing-cycles>576</meta:editing-cycles>
    <meta:document-statistic meta:table-count="1" meta:cell-count="3568" meta:object-count="0"/>
  </office:meta>
</office:document-meta>
</file>